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d83" officeooo:paragraph-rsid="001d7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43:50.901000000</meta:creation-date>
    <dc:date>2018-12-13T11:44:10.183000000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0.6.2$Windows_X86_64 LibreOffice_project/0c292870b25a325b5ed35f6b45599d2ea4458e77</meta:generator>
  </office:meta>
</office:document-meta>
</file>